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4.549cm" style:use-optimal-column-width="false"/>
    </style:style>
    <style:style style:name="co2" style:family="table-column">
      <style:table-column-properties style:column-width="4.557cm" style:use-optimal-column-width="false"/>
    </style:style>
    <style:style style:name="co3" style:family="table-column">
      <style:table-column-properties style:column-width="1.746cm" style:use-optimal-column-width="false"/>
    </style:style>
    <style:style style:name="co4" style:family="table-column">
      <style:table-column-properties style:column-width="1.747cm" style:use-optimal-column-width="false"/>
    </style:style>
    <style:style style:name="ro1" style:family="table-row">
      <style:table-row-properties style:row-height="1.224cm"/>
    </style:style>
    <style:style style:name="ro2" style:family="table-row">
      <style:table-row-properties style:row-height="1.507cm"/>
    </style:style>
    <style:style style:name="ro3" style:family="table-row">
      <style:table-row-properties style:row-height="1.509cm"/>
    </style:style>
    <style:style style:name="ro4" style:family="table-row">
      <style:table-row-properties style:row-height="1.64cm"/>
    </style:style>
    <style:style style:name="ro5" style:family="table-row">
      <style:table-row-properties style:row-height="1.63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ings to do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1. Figure out different splitting strategy for second face.</text:p>
            <text:p>2. Change CCFP to enforce some constraints. i.e. the reorder assumes we can put j in front of I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ON</text:p>
          </draw:text-box>
        </draw:frame>
        <draw:frame draw:style-name="standard" draw:layer="layout" svg:width="27.301cm" svg:height="8.76cm" svg:x="0.25cm" svg:y="3.7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DENSE</text:p>
              </table:table-cell>
              <table:table-cell>
                <text:p>STRIDEDI</text:p>
              </table:table-cell>
              <table:table-cell>
                <text:p>STRIDEDJ</text:p>
              </table:table-cell>
              <table:table-cell>
                <text:p>CHECKER</text:p>
              </table:table-cell>
              <table:table-cell>
                <text:p>RANDOM</text:p>
              </table:table-cell>
            </table:table-row>
            <table:table-row table:style-name="ro2" table:default-cell-style-name="gray2">
              <table:table-cell>
                <text:p>DENSE</text:p>
              </table:table-cell>
              <table:table-cell>
                <text:p>DENSE</text:p>
              </table:table-cell>
              <table:table-cell>
                <text:p>DENSE</text:p>
              </table:table-cell>
              <table:table-cell>
                <text:p>DENSE</text:p>
              </table:table-cell>
              <table:table-cell>
                <text:p>DENSE</text:p>
              </table:table-cell>
              <table:table-cell>
                <text:p>DENSE</text:p>
              </table:table-cell>
            </table:table-row>
            <table:table-row table:style-name="ro2" table:default-cell-style-name="gray1">
              <table:table-cell>
                <text:p>STRIDEDI</text:p>
              </table:table-cell>
              <table:table-cell>
                <text:p>DENSE</text:p>
              </table:table-cell>
              <table:table-cell>
                <text:p>STRIDEDI</text:p>
              </table:table-cell>
              <table:table-cell>
                <text:p>RANDOM</text:p>
              </table:table-cell>
              <table:table-cell>
                <text:p>RANDOM</text:p>
              </table:table-cell>
              <table:table-cell>
                <text:p>STRIDEDI</text:p>
              </table:table-cell>
            </table:table-row>
            <table:table-row table:style-name="ro2" table:default-cell-style-name="gray2">
              <table:table-cell>
                <text:p>STRIDEDJ</text:p>
              </table:table-cell>
              <table:table-cell>
                <text:p>DENSE</text:p>
              </table:table-cell>
              <table:table-cell>
                <text:p>RANDOM</text:p>
              </table:table-cell>
              <table:table-cell>
                <text:p>STRIDEDJ</text:p>
              </table:table-cell>
              <table:table-cell>
                <text:p>RANDOM</text:p>
              </table:table-cell>
              <table:table-cell>
                <text:p>STRIDEDJ</text:p>
              </table:table-cell>
            </table:table-row>
            <table:table-row table:style-name="ro2" table:default-cell-style-name="gray1">
              <table:table-cell>
                <text:p>CHECKER</text:p>
              </table:table-cell>
              <table:table-cell>
                <text:p>DENSE</text:p>
              </table:table-cell>
              <table:table-cell>
                <text:p>RANDOM</text:p>
              </table:table-cell>
              <table:table-cell>
                <text:p>RANDOM</text:p>
              </table:table-cell>
              <table:table-cell>
                <text:p>RANDOM</text:p>
              </table:table-cell>
              <table:table-cell>
                <text:p>CHECKER</text:p>
              </table:table-cell>
            </table:table-row>
            <table:table-row table:style-name="ro3" table:default-cell-style-name="gray2">
              <table:table-cell>
                <text:p>RANDOM</text:p>
              </table:table-cell>
              <table:table-cell>
                <text:p>DENSE</text:p>
              </table:table-cell>
              <table:table-cell>
                <text:p>STRIDEDI</text:p>
              </table:table-cell>
              <table:table-cell>
                <text:p>STRIDEDJ</text:p>
              </table:table-cell>
              <table:table-cell>
                <text:p>CHECKER</text:p>
              </table:table-cell>
              <table:table-cell>
                <text:p>RANDO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SECT</text:p>
          </draw:text-box>
        </draw:frame>
        <draw:frame draw:style-name="standard" draw:layer="layout" svg:width="27.301cm" svg:height="8.76cm" svg:x="0.25cm" svg:y="3.7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DENSE</text:p>
              </table:table-cell>
              <table:table-cell>
                <text:p>STRIDEDI</text:p>
              </table:table-cell>
              <table:table-cell>
                <text:p>STRIDEDJ</text:p>
              </table:table-cell>
              <table:table-cell>
                <text:p>CHECKER</text:p>
              </table:table-cell>
              <table:table-cell>
                <text:p>RANDOM</text:p>
              </table:table-cell>
            </table:table-row>
            <table:table-row table:style-name="ro2" table:default-cell-style-name="gray2">
              <table:table-cell>
                <text:p>DENSE</text:p>
              </table:table-cell>
              <table:table-cell>
                <text:p>DENSE</text:p>
              </table:table-cell>
              <table:table-cell>
                <text:p>STRIDEDI</text:p>
              </table:table-cell>
              <table:table-cell>
                <text:p>STRIDEDJ</text:p>
              </table:table-cell>
              <table:table-cell>
                <text:p>CHECKER</text:p>
              </table:table-cell>
              <table:table-cell>
                <text:p>RANDOM</text:p>
              </table:table-cell>
            </table:table-row>
            <table:table-row table:style-name="ro2" table:default-cell-style-name="gray1">
              <table:table-cell>
                <text:p>STRIDEDI</text:p>
              </table:table-cell>
              <table:table-cell>
                <text:p>STRIDEDI</text:p>
              </table:table-cell>
              <table:table-cell>
                <text:p>STRIDEDI</text:p>
              </table:table-cell>
              <table:table-cell>
                <text:p>CHEKCER</text:p>
              </table:table-cell>
              <table:table-cell>
                <text:p>CHECKER</text:p>
              </table:table-cell>
              <table:table-cell>
                <text:p>RANDOM</text:p>
              </table:table-cell>
            </table:table-row>
            <table:table-row table:style-name="ro2" table:default-cell-style-name="gray2">
              <table:table-cell>
                <text:p>STRIDEDJ</text:p>
              </table:table-cell>
              <table:table-cell>
                <text:p>STRIDEDJ</text:p>
              </table:table-cell>
              <table:table-cell>
                <text:p>CHECKER</text:p>
              </table:table-cell>
              <table:table-cell>
                <text:p>STRIDEDJ</text:p>
              </table:table-cell>
              <table:table-cell>
                <text:p>CHECKER</text:p>
              </table:table-cell>
              <table:table-cell>
                <text:p>RANDOM</text:p>
              </table:table-cell>
            </table:table-row>
            <table:table-row table:style-name="ro2" table:default-cell-style-name="gray1">
              <table:table-cell>
                <text:p>CHECKER</text:p>
              </table:table-cell>
              <table:table-cell>
                <text:p>CHECKER</text:p>
              </table:table-cell>
              <table:table-cell>
                <text:p>CHECKER</text:p>
              </table:table-cell>
              <table:table-cell>
                <text:p>CHECKER</text:p>
              </table:table-cell>
              <table:table-cell>
                <text:p>CHECKER</text:p>
              </table:table-cell>
              <table:table-cell>
                <text:p>RANDOM</text:p>
              </table:table-cell>
            </table:table-row>
            <table:table-row table:style-name="ro3" table:default-cell-style-name="gray2">
              <table:table-cell>
                <text:p>RANDOM</text:p>
              </table:table-cell>
              <table:table-cell>
                <text:p>RANDOM</text:p>
              </table:table-cell>
              <table:table-cell>
                <text:p>RANDOM</text:p>
              </table:table-cell>
              <table:table-cell>
                <text:p>RANDOM</text:p>
              </table:table-cell>
              <table:table-cell>
                <text:p>RANDOM</text:p>
              </table:table-cell>
              <table:table-cell>
                <text:p>RANDO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SIV Transition Ru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n fuse, same as j</text:p>
              </text:list-item>
              <text:list-item>
                <text:p>Fuse then split, always compressed</text:p>
              </text:list-item>
              <text:list-item>
                <text:p>Split then fuse: if i or j compressed, then compress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assign chunks to P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will end up with a logical grid of chunks</text:p>
              </text:list-item>
              <text:list-item>
                <text:p>We can assign this grid to PU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d Assignment Abstractions</text:p>
          </draw:text-box>
        </draw:frame>
        <draw:frame draw:style-name="standard" draw:layer="layout" svg:width="6.984cm" svg:height="6.558cm" svg:x="1.143cm" svg:y="3.34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03:34:38.580145700</meta:creation-date>
    <dc:date>2020-01-26T00:51:43.735062150</dc:date>
    <meta:editing-duration>P5DT11H57M27S</meta:editing-duration>
    <meta:editing-cycles>5</meta:editing-cycles>
    <meta:generator>LibreOffice/6.0.7.3$Linux_X86_64 LibreOffice_project/00m0$Build-3</meta:generator>
    <meta:document-statistic meta:object-count="45"/>
  </office:meta>
</office:document-meta>
</file>